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969cm" svg:height="1.016cm" svg:x="6.588cm" svg:y="2.016cm">
          <text:p text:style-name="P1">Manual</text:p>
        </draw:rect>
        <draw:rect draw:style-name="gr1" draw:text-style-name="P1" xml:id="id2" draw:id="id2" draw:layer="layout" svg:width="3.683cm" svg:height="1.27cm" svg:x="7.985cm" svg:y="4.175cm">
          <text:p text:style-name="P1">Constructor</text:p>
        </draw:rect>
        <draw:custom-shape draw:style-name="gr2" draw:text-style-name="P1" xml:id="id4" draw:id="id4" draw:layer="layout" svg:width="3.683cm" svg:height="4.318cm" svg:x="4.175cm" svg:y="8.62cm">
          <text:p text:style-name="P1">If data is 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3" draw:id="id3" draw:layer="layout" svg:width="3.937cm" svg:height="2.54cm" svg:x="7.477cm" svg:y="6.08cm">
          <text:p text:style-name="P1">Data 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5" draw:id="id5" draw:layer="layout" svg:width="4.826cm" svg:height="4.953cm" svg:x="11.414cm" svg:y="7.985cm">
          <text:p text:style-name="P1">If data is </text:p>
          <text:p text:style-name="P1">not 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7" draw:id="id7" draw:layer="layout" svg:width="3.556cm" svg:height="3.302cm" svg:x="2.143cm" svg:y="13.446cm">
          <text:p text:style-name="P1">Parse 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3.556cm" svg:height="3.175cm" svg:x="3.413cm" svg:y="18.018cm">
          <text:p text:style-name="P1">Fill for loop </text:p>
          <text:p text:style-name="P1">and arr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572cm" svg:height="2.032cm" svg:x="12.303cm" svg:y="14.462cm">
          <text:p text:style-name="P1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9.572cm" svg:y1="3.032cm" svg:x2="9.826cm" svg:y2="4.175cm" draw:start-shape="id1" draw:start-glue-point="2" draw:end-shape="id2" draw:end-glue-point="0" svg:d="M9572 3032v572h254v571">
          <text:p/>
        </draw:connector>
        <draw:connector draw:style-name="gr4" draw:text-style-name="P1" draw:layer="layout" svg:x1="9.826cm" svg:y1="5.445cm" svg:x2="9.839cm" svg:y2="6.08cm" draw:start-shape="id2" draw:start-glue-point="2" draw:end-shape="id3" draw:end-glue-point="4" svg:d="M9826 5445v318h13v317">
          <text:p/>
        </draw:connector>
        <draw:connector draw:style-name="gr4" draw:text-style-name="P1" draw:layer="layout" svg:x1="7.87cm" svg:y1="7.35cm" svg:x2="6.016cm" svg:y2="8.62cm" draw:start-shape="id3" draw:start-glue-point="6" draw:end-shape="id4" draw:end-glue-point="4" svg:d="M7870 7350h-1854v1270">
          <text:p/>
        </draw:connector>
        <draw:connector draw:style-name="gr4" draw:text-style-name="P1" draw:layer="layout" svg:x1="11.013cm" svg:y1="7.35cm" svg:x2="13.827cm" svg:y2="7.985cm" draw:start-shape="id3" draw:start-glue-point="9" draw:end-shape="id5" draw:end-glue-point="4" svg:d="M11013 7350h2814v635">
          <text:p/>
        </draw:connector>
        <draw:connector draw:style-name="gr4" draw:text-style-name="P1" draw:layer="layout" svg:x1="13.827cm" svg:y1="12.938cm" svg:x2="14.589cm" svg:y2="14.462cm" draw:start-shape="id5" draw:start-glue-point="6" draw:end-shape="id6" draw:end-glue-point="4" svg:d="M13827 12938v762h762v762">
          <text:p/>
        </draw:connector>
        <draw:connector draw:style-name="gr4" draw:text-style-name="P1" draw:layer="layout" svg:x1="4.175cm" svg:y1="10.779cm" svg:x2="3.921cm" svg:y2="13.446cm" draw:start-shape="id4" draw:start-glue-point="5" draw:end-shape="id7" draw:end-glue-point="4" svg:d="M4175 10779h-254v2667">
          <text:p/>
        </draw:connector>
        <draw:connector draw:style-name="gr4" draw:text-style-name="P1" draw:layer="layout" svg:x1="3.921cm" svg:y1="16.748cm" svg:x2="5.191cm" svg:y2="18.018cm" draw:start-shape="id7" draw:start-glue-point="6" draw:end-shape="id8" draw:end-glue-point="4" svg:d="M3921 16748v635h1270v635">
          <text:p/>
        </draw:connector>
        <draw:custom-shape draw:style-name="gr2" draw:text-style-name="P1" xml:id="id9" draw:id="id9" draw:layer="layout" svg:width="6.477cm" svg:height="2.032cm" svg:x="5.445cm" svg:y="23.225cm">
          <text:p text:style-name="P1">Data printed on scree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5.191cm" svg:y1="21.193cm" svg:x2="8.683cm" svg:y2="23.225cm" draw:start-shape="id8" draw:start-glue-point="6" draw:end-shape="id9" svg:d="M5191 21193v1016h3492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05-16T19:13:55.34</meta:creation-date>
    <dc:date>2018-05-16T19:18:06.63</dc:date>
    <dc:creator>cody murrer</dc:creator>
    <meta:editing-duration>PT4M11S</meta:editing-duration>
    <meta:editing-cycles>1</meta:editing-cycles>
    <meta:document-statistic meta:object-count="17"/>
    <meta:generator>OpenOffice/4.1.5$Win32 OpenOffice.org_project/415m1$Build-9789</meta:generator>
  </office:meta>
</office:document-meta>
</file>